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CLASE 13] - 29/10/18 - Presencial</text:p>
      <text:p text:style-name="Standard"><text:s/></text:p>
      <text:p text:style-name="Standard"/>
      <text:p text:style-name="Standard">Hola a todos,</text:p>
      <text:p text:style-name="Standard"/>
      <text:p text:style-name="Standard"/>
      <text:p text:style-name="Standard">La clase 13 será una clase donde veremos un tema importante. Tiene tanto aspectos teóricos como prácticos que se deben tener claros. Es por eso que les recomiendo que repasen los recursos disponibles en el tema Triggers para venir a la clase con los conceptos de:</text:p>
      <text:p text:style-name="Standard"/>
      <text:p text:style-name="Standard">- Tablas Inserted y Deleted</text:p>
      <text:p text:style-name="Standard"/>
      <text:p text:style-name="Standard">- Tipos de Triggers (Instead of y After)</text:p>
      <text:p text:style-name="Standard"/>
      <text:p text:style-name="Standard">- Funcionamiento general de un trigger</text:p>
      <text:p text:style-name="Standard"/>
      <text:p text:style-name="Standard"/>
      <text:p text:style-name="Standard">La idea es hacer una actividad práctica y resolverla en conjunto. Dejando en claro todos los conceptos en el transcurso de la clase.</text:p>
      <text:p text:style-name="Standard"/>
      <text:p text:style-name="Standard"/>
      <text:p text:style-name="Standard">Hasta el lu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2.1$Windows_X86_64 LibreOffice_project/f7f06a8f319e4b62f9bc5095aa112a65d2f3ac89</meta:generator>
    <dc:date>2018-10-28T14:55:45.373000000</dc:date>
    <meta:editing-duration>PT17S</meta:editing-duration>
    <meta:editing-cycles>1</meta:editing-cycles>
    <meta:document-statistic meta:table-count="0" meta:image-count="0" meta:object-count="0" meta:page-count="1" meta:paragraph-count="9" meta:word-count="100" meta:character-count="563" meta:non-whitespace-character-count="470"/>
  </office:meta>
</office:document-meta>
</file>